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StateFactory.getStateToBind( Object obj , Name name , Context nameCtx , Hashtable environment , Attributes inAttr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2">
            <text:p text:style-name="Table_20_Contents">92</text:p>
          </table:table-cell>
        </table:table-row>
        <table:table-row>
          <table:table-cell office:value-type="string">
            <text:p text:style-name="Table_20_Contents">ProfileStateFactory.getStateToBind( Object obj , Name name , Context nameCtx , Hashtable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